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195cm" fo:min-width="6.16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8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withoutfill">
      <style:graphic-properties draw:stroke="dash" draw:stroke-dash="Ultrafine_20_Dashed" svg:stroke-color="#cccccc" draw:fill="none" draw:textarea-vertical-align="middl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8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3.335cm" svg:x="3.843cm" svg:y="6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834cm" svg:y1="17.859cm" svg:x2="16.188cm" svg:y2="17.859cm">
          <text:p/>
        </draw:line>
        <draw:frame draw:style-name="gr3" draw:text-style-name="P2" draw:layer="layout" svg:width="10.768cm" svg:height="1.673cm" svg:x="5.294cm" svg:y="18.016cm">
          <draw:text-box>
            <text:p>Instantaneous Measurements Layer</text:p>
            <text:p><text:s text:c="25"/>(IML)</text:p>
          </draw:text-box>
        </draw:frame>
        <draw:frame draw:style-name="gr4" draw:text-style-name="P2" draw:layer="layout" svg:width="10.187cm" svg:height="1.673cm" svg:x="5.594cm" svg:y="16cm">
          <draw:text-box>
            <text:p>Aggregate Measurements Layers</text:p>
            <text:p><text:s text:c="22"/>(AMLs)</text:p>
          </draw:text-box>
        </draw:frame>
        <draw:line draw:style-name="gr2" draw:text-style-name="P1" draw:layer="layout" svg:x1="5.977cm" svg:y1="15.573cm" svg:x2="15.045cm" svg:y2="15.573cm">
          <text:p/>
        </draw:line>
        <draw:line draw:style-name="gr5" draw:text-style-name="P1" draw:layer="layout" svg:x1="7.958cm" svg:y1="11.636cm" svg:x2="13.063cm" svg:y2="11.636cm">
          <text:p/>
        </draw:line>
        <draw:line draw:style-name="gr2" draw:text-style-name="P1" draw:layer="layout" svg:x1="6.919cm" svg:y1="13.668cm" svg:x2="14.107cm" svg:y2="13.668cm">
          <text:p/>
        </draw:line>
        <draw:frame draw:style-name="gr4" draw:text-style-name="P2" draw:layer="layout" svg:width="3.937cm" svg:height="1.673cm" svg:x="8.598cm" svg:y="9.602cm">
          <draw:text-box>
            <text:p>Phenomena</text:p>
            <text:p><text:s text:c="2"/>Layer (PL)</text:p>
          </draw:text-box>
        </draw:frame>
        <draw:frame draw:style-name="gr6" draw:text-style-name="P2" draw:layer="layout" svg:width="6.096cm" svg:height="0.962cm" svg:x="7.534cm" svg:y="12.303cm">
          <draw:text-box>
            <text:p>Incidents Layer (IL)</text:p>
          </draw:text-box>
        </draw:frame>
        <draw:frame draw:style-name="gr7" draw:text-style-name="P2" draw:layer="layout" svg:width="6.985cm" svg:height="1.143cm" svg:x="7.191cm" svg:y="14.125cm">
          <draw:text-box>
            <text:p>Detections Layer (DL)</text:p>
          </draw:text-box>
        </draw:frame>
        <draw:line draw:style-name="gr8" draw:text-style-name="P1" draw:layer="layout" svg:x1="5.826cm" svg:y1="15.959cm" svg:x2="15.224cm" svg:y2="15.959cm">
          <text:p/>
        </draw:line>
        <draw:line draw:style-name="gr8" draw:text-style-name="P1" draw:layer="layout" svg:x1="5.326cm" svg:y1="16.859cm" svg:x2="15.732cm" svg:y2="16.859cm">
          <text:p/>
        </draw:line>
        <draw:line draw:style-name="gr8" draw:text-style-name="P1" draw:layer="layout" svg:x1="5.026cm" svg:y1="17.459cm" svg:x2="15.986cm" svg:y2="17.383cm">
          <text:p/>
        </draw:line>
        <draw:path draw:style-name="gr2" draw:text-style-name="P1" draw:layer="layout" svg:width="0.935cm" svg:height="1.123cm" draw:transform="rotate (0.605629250442032) translate (15.8368495345394cm 17.4745053205327cm)" svg:viewBox="0 0 936 1124" svg:d="M0 1124c2008 1 161-1124 161-1124">
          <text:p/>
        </draw:path>
        <draw:custom-shape draw:style-name="gr9" draw:text-style-name="P3" draw:layer="layout" svg:width="0.254cm" svg:height="0.254cm" draw:transform="rotate (1.5707963267949) translate (15.97cm 17.5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0.935cm" svg:height="1.123cm" draw:transform="rotate (0.605629250442032) translate (14.7368495345394cm 15.2745053205327cm)" svg:viewBox="0 0 936 1124" svg:d="M0 1124c2008 1 161-1124 161-1124">
          <text:p/>
        </draw:path>
        <draw:custom-shape draw:style-name="gr9" draw:text-style-name="P3" draw:layer="layout" svg:width="0.254cm" svg:height="0.254cm" draw:transform="rotate (1.5707963267949) translate (14.87cm 15.3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0.935cm" svg:height="1.123cm" draw:transform="rotate (0.605629250442032) translate (13.7028495345394cm 13.2085053205327cm)" svg:viewBox="0 0 936 1124" svg:d="M0 1124c2008 1 161-1124 161-1124">
          <text:p/>
        </draw:path>
        <draw:custom-shape draw:style-name="gr9" draw:text-style-name="P3" draw:layer="layout" svg:width="0.254cm" svg:height="0.254cm" draw:transform="rotate (1.5707963267949) translate (13.836cm 13.2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0.935cm" svg:height="1.123cm" draw:transform="rotate (0.605629250442032) translate (12.8028495345394cm 11.4085053205327cm)" svg:viewBox="0 0 936 1124" svg:d="M0 1124c2008 1 161-1124 161-1124">
          <text:p/>
        </draw:path>
        <draw:custom-shape draw:style-name="gr9" draw:text-style-name="P3" draw:layer="layout" svg:width="0.254cm" svg:height="0.254cm" draw:transform="rotate (1.5707963267949) translate (12.936cm 11.4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2.692cm" svg:height="2.096cm" draw:transform="rotate (-2.69723182603204) translate (9.90239867374525cm 11.402221955174cm)" svg:viewBox="0 0 2693 2097" svg:d="M0 2097c2954 0 2686-2097 2686-2097">
          <text:p/>
        </draw:path>
        <draw:path draw:style-name="gr2" draw:text-style-name="P1" draw:layer="layout" svg:width="4.288cm" svg:height="3.722cm" draw:transform="rotate (-2.74924263774147) translate (10.4244492396936cm 12.9489062135546cm)" svg:viewBox="0 0 4289 3723" svg:d="M0 3723c3986 0 4289-3723 4289-3723">
          <text:p/>
        </draw:path>
        <draw:path draw:style-name="gr2" draw:text-style-name="P1" draw:layer="layout" svg:width="6.189cm" svg:height="4.992cm" draw:transform="rotate (-2.71328885515038) translate (11.0746002652108cm 14.0506953875455cm)" svg:viewBox="0 0 6190 4993" svg:d="M0 4993c6422 0 6189-4993 6189-4993">
          <text:p/>
        </draw:path>
        <draw:path draw:style-name="gr2" draw:text-style-name="P1" draw:layer="layout" svg:width="7.894cm" svg:height="6.933cm" draw:transform="rotate (-2.75517675719825) translate (11.6142720707101cm 15.9318458817944cm)" svg:viewBox="0 0 7895 6934" svg:d="M0 6934c8089 1 7894-6934 7894-6934">
          <text:p/>
        </draw:path>
        <draw:custom-shape draw:style-name="gr10" draw:text-style-name="P3" draw:layer="layout" svg:width="0.254cm" svg:height="0.254cm" draw:transform="rotate (-2.67035375555132) translate (7.589cm 12.501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254cm" svg:height="0.254cm" draw:transform="rotate (-2.89724655831059) translate (6.574cm 14.5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315cm" svg:height="0.254cm" draw:transform="rotate (-2.61799387799149) translate (5.584cm 16.5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315cm" svg:height="0.254cm" draw:transform="rotate (-2.40855436775217) translate (4.437cm 18.7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3.175cm" svg:height="1.673cm" svg:x="9.001cm" svg:y="20.177cm">
          <draw:text-box>
            <text:p text:style-name="P4">Data</text:p>
            <text:p text:style-name="P4">Ingestion</text:p>
          </draw:text-box>
        </draw:frame>
        <draw:custom-shape draw:style-name="gr11" draw:text-style-name="P3" draw:layer="layout" svg:width="0.381cm" svg:height="0.381cm" svg:x="10.398cm" svg:y="19.9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3:28:27.045903296</meta:creation-date>
    <meta:generator>LibreOffice/6.1.0.3$MacOSX_X86_64 LibreOffice_project/efb621ed25068d70781dc026f7e9c5187a4decd1</meta:generator>
    <dc:date>2018-09-17T14:32:44.064301226</dc:date>
    <meta:editing-duration>PT18M56S</meta:editing-duration>
    <meta:editing-cycles>5</meta:editing-cycles>
    <meta:document-statistic meta:object-count="31"/>
  </office:meta>
</office:document-meta>
</file>